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premier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4.517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boucle premier_cong_un</text:p>
          </draw:text-box>
        </draw:frame>
        <draw:frame draw:style-name="standard" draw:layer="layout" svg:width="19.48cm" svg:height="0.971cm" svg:x="2.943cm" svg:y="5.64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1</text:p>
              </table:table-cell>
              <table:table-cell/>
              <table:table-cell>
                <text:p>i-1</text:p>
              </table:table-cell>
              <table:table-cell>
                <text:p>i</text:p>
              </table:table-cell>
              <table:table-cell/>
              <table:table-cell/>
              <table:table-cell>
                <text:p>Pui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3.4cm" svg:height="5.228cm" svg:x="3cm" svg:y="9cm">
          <draw:text-box>
            <text:list text:style-name="L1">
              <text:list-item>
                <text:p>Si i = puiss+1 ⇒ * return i</text:p>
              </text:list-item>
              <text:list-item>
                <text:p>Si i&lt;puiss+1 ⇒ </text:p>
                <text:list>
                  <text:list-item>
                    <text:p>Si value**i mod modulo = 1 ⇒ * return i</text:p>
                  </text:list-item>
                  <text:list-item>
                    <text:p>Sinon ⇒ i++ ⇒ (h)</text:p>
                  </text:list-item>
                </text:list>
                <text:p>while i&lt;puiss+1 and then value**i mod modulo /= 1</text:p>
                <text:list>
                  <text:list-item>
                    <text:list>
                      <text:list-header>
                        <text:p>i++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5T17:44:05.758858504</dc:date>
    <meta:editing-duration>PT1H50S</meta:editing-duration>
    <meta:editing-cycles>26</meta:editing-cycles>
    <meta:generator>LibreOffice/4.2.6.3$Linux_X86_64 LibreOffice_project/420m0$Build-3</meta:generator>
    <dc:creator>public </dc:creator>
    <meta:document-statistic meta:object-count="68"/>
  </office:meta>
</office:document-meta>
</file>